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VariableDef">
      <style:text-properties officeooo:paragraph-rsid="00570484"/>
    </style:style>
    <style:style style:name="P6" style:family="paragraph" style:parent-style-name="DocVariableDef">
      <style:text-properties officeooo:paragraph-rsid="00584db6"/>
    </style:style>
    <style:style style:name="P7" style:family="paragraph" style:parent-style-name="DocVariableDef">
      <style:text-properties officeooo:paragraph-rsid="0058c493"/>
    </style:style>
    <style:style style:name="P8" style:family="paragraph" style:parent-style-name="DocVariableDef">
      <style:text-properties officeooo:paragraph-rsid="005d20fb"/>
    </style:style>
    <style:style style:name="P9" style:family="paragraph" style:parent-style-name="DocVariableDef">
      <style:text-properties officeooo:rsid="00554b85"/>
    </style:style>
    <style:style style:name="P10" style:family="paragraph" style:parent-style-name="DocVariableDef">
      <style:text-properties officeooo:rsid="00554b85" officeooo:paragraph-rsid="00570484"/>
    </style:style>
    <style:style style:name="P11" style:family="paragraph" style:parent-style-name="DocVariableDef">
      <style:text-properties officeooo:rsid="00554b85" officeooo:paragraph-rsid="00584db6"/>
    </style:style>
    <style:style style:name="P12" style:family="paragraph" style:parent-style-name="DocVariableDef">
      <style:text-properties officeooo:rsid="00554b85" officeooo:paragraph-rsid="0058c493"/>
    </style:style>
    <style:style style:name="P13" style:family="paragraph" style:parent-style-name="DocVariableDef">
      <style:text-properties officeooo:rsid="00554b85" officeooo:paragraph-rsid="00603cfc"/>
    </style:style>
    <style:style style:name="P14" style:family="paragraph" style:parent-style-name="DocVariableDef">
      <style:text-properties officeooo:rsid="00554b85" officeooo:paragraph-rsid="00628bcf"/>
    </style:style>
    <style:style style:name="P15" style:family="paragraph" style:parent-style-name="DocVariableDef">
      <style:text-properties officeooo:paragraph-rsid="00603cfc"/>
    </style:style>
    <style:style style:name="P16" style:family="paragraph" style:parent-style-name="DocVariableDef">
      <style:text-properties officeooo:paragraph-rsid="00628bcf"/>
    </style:style>
    <style:style style:name="P17" style:family="paragraph" style:parent-style-name="DocVariableDef">
      <style:text-properties officeooo:rsid="00628bcf" officeooo:paragraph-rsid="00628bcf"/>
    </style:style>
    <style:style style:name="P18" style:family="paragraph" style:parent-style-name="DocVariableDef">
      <style:text-properties officeooo:paragraph-rsid="006480c7"/>
    </style:style>
    <style:style style:name="P19" style:family="paragraph" style:parent-style-name="Text_20_body">
      <style:text-properties officeooo:paragraph-rsid="00554b85"/>
    </style:style>
    <style:style style:name="P20" style:family="paragraph" style:parent-style-name="Text_20_body">
      <style:text-properties officeooo:rsid="00554b85" officeooo:paragraph-rsid="00554b85"/>
    </style:style>
    <style:style style:name="P21" style:family="paragraph" style:parent-style-name="DocText">
      <style:text-properties officeooo:rsid="00556ad2"/>
    </style:style>
    <style:style style:name="P22" style:family="paragraph" style:parent-style-name="DocNote">
      <style:text-properties officeooo:rsid="00554b85"/>
    </style:style>
    <style:style style:name="P23" style:family="paragraph" style:parent-style-name="DocNumList">
      <style:text-properties officeooo:rsid="00554b85"/>
    </style:style>
    <style:style style:name="P24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25" style:family="paragraph" style:parent-style-name="Text_20_body">
      <style:text-properties officeooo:rsid="00554b85" officeooo:paragraph-rsid="006ae12b"/>
    </style:style>
    <style:style style:name="P26" style:family="paragraph" style:parent-style-name="DocHeading1">
      <style:text-properties officeooo:rsid="00554b8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54b85"/>
    </style:style>
    <style:style style:name="T4" style:family="text">
      <style:text-properties officeooo:rsid="00556ad2"/>
    </style:style>
    <style:style style:name="T5" style:family="text">
      <style:text-properties style:text-position="sub 58%" officeooo:rsid="00554b85"/>
    </style:style>
    <style:style style:name="T6" style:family="text">
      <style:text-properties style:text-position="sub 58%" officeooo:rsid="005fce39"/>
    </style:style>
    <style:style style:name="T7" style:family="text">
      <style:text-properties style:text-position="sub 58%" officeooo:rsid="006139c6"/>
    </style:style>
    <style:style style:name="T8" style:family="text">
      <style:text-properties style:text-position="sub 58%" officeooo:rsid="00628bcf"/>
    </style:style>
    <style:style style:name="T9" style:family="text">
      <style:text-properties style:text-position="sub 58%" officeooo:rsid="00645023"/>
    </style:style>
    <style:style style:name="T10" style:family="text">
      <style:text-properties officeooo:rsid="00570484"/>
    </style:style>
    <style:style style:name="T11" style:family="text">
      <style:text-properties officeooo:rsid="005835be"/>
    </style:style>
    <style:style style:name="T12" style:family="text">
      <style:text-properties officeooo:rsid="00584db6"/>
    </style:style>
    <style:style style:name="T13" style:family="text">
      <style:text-properties officeooo:rsid="0058c493"/>
    </style:style>
    <style:style style:name="T14" style:family="text">
      <style:text-properties style:text-position="0% 100%" officeooo:rsid="005d20fb"/>
    </style:style>
    <style:style style:name="T15" style:family="text">
      <style:text-properties style:text-position="0% 100%" officeooo:rsid="005fce39"/>
    </style:style>
    <style:style style:name="T16" style:family="text">
      <style:text-properties style:text-position="0% 100%" officeooo:rsid="00603cfc"/>
    </style:style>
    <style:style style:name="T17" style:family="text">
      <style:text-properties style:text-position="0% 100%" officeooo:rsid="006139c6"/>
    </style:style>
    <style:style style:name="T18" style:family="text">
      <style:text-properties style:text-position="0% 100%" officeooo:rsid="00628bcf"/>
    </style:style>
    <style:style style:name="T19" style:family="text">
      <style:text-properties style:text-position="0% 100%" officeooo:rsid="00645023"/>
    </style:style>
    <style:style style:name="T20" style:family="text">
      <style:text-properties style:text-position="0% 100%" officeooo:rsid="006480c7"/>
    </style:style>
    <style:style style:name="T21" style:family="text">
      <style:text-properties style:text-position="0% 100%" officeooo:rsid="00649ec8"/>
    </style:style>
    <style:style style:name="T22" style:family="text">
      <style:text-properties style:text-position="0% 100%" officeooo:rsid="00664304"/>
    </style:style>
    <style:style style:name="T23" style:family="text">
      <style:text-properties officeooo:rsid="005d20fb"/>
    </style:style>
    <style:style style:name="T24" style:family="text">
      <style:text-properties officeooo:rsid="005fce39"/>
    </style:style>
    <style:style style:name="T25" style:family="text">
      <style:text-properties officeooo:rsid="00600573"/>
    </style:style>
    <style:style style:name="T26" style:family="text">
      <style:text-properties officeooo:rsid="00603cfc"/>
    </style:style>
    <style:style style:name="T27" style:family="text">
      <style:text-properties officeooo:rsid="00628bcf"/>
    </style:style>
    <style:style style:name="T28" style:family="text">
      <style:text-properties officeooo:rsid="006480c7"/>
    </style:style>
    <style:style style:name="T29" style:family="text">
      <style:text-properties officeooo:rsid="00649ec8"/>
    </style:style>
    <style:style style:name="T30" style:family="text">
      <style:text-properties officeooo:rsid="00664304"/>
    </style:style>
    <style:style style:name="T31" style:family="text">
      <style:text-properties officeooo:rsid="0069b054"/>
    </style:style>
    <style:style style:name="T32" style:family="text">
      <style:text-properties officeooo:rsid="006d4c1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4"><text:title>6DOF Motion Model</text:title></text:p>
      <text:h text:style-name="P26" text:outline-level="1">Introduction</text:h>
      <text:p text:style-name="P20">The six degree of freedom (6DOF) motion model includes all six degrees of freedom for a rigid body. <text:s/>This is the most common model for dynamics solvers. <text:s/>Common applications include:</text:p>
      <text:list xml:id="list5783470391" text:style-name="Numbering_20_1">
        <text:list-item>
          <text:p text:style-name="P23">Vessels in a seaway</text:p>
        </text:list-item>
        <text:list-item>
          <text:p text:style-name="P23">Small boats or objects stationary in a seaway</text:p>
        </text:list-item>
        <text:list-item>
          <text:p text:style-name="P23">Buoy motions.</text:p>
        </text:list-item>
      </text:list>
      <text:p text:style-name="P20"/>
      <text:p text:style-name="P20">The 6DOF model includes the full level of detail. <text:s/>It is the most accurate of the standard motion models included in oFreq. <text:s/>However, because of this accuracy, it also requires the most data for accurate input values. <text:s/>Standard hydrodynamic coefficients from a robust radiation-diffraction solver should supply data for all six degrees of freedom. <text:s/>Additional information will be required, such as ship mass and mass moment of inertia.</text:p>
      <text:p text:style-name="P22">If you do not have reliable data for all motions, consider using a more simplistic motion model. <text:s/>Remember that all equations interact with each other. <text:s/>Unreliable data in one equation could lead to large errors in other equations.</text:p>
      <text:p text:style-name="P20">The 6DOF model has six equations and six variables. <text:s/>The variables are:</text:p>
      <text:list xml:id="list440943767" text:continue-list="list5783470391" text:style-name="Numbering_20_1">
        <text:list-item text:start-value="1">
          <text:p text:style-name="P23">TX = x0: <text:s/>Translation in the X-axis (m).</text:p>
        </text:list-item>
        <text:list-item>
          <text:p text:style-name="P23">TY = x1: <text:s/>Translation in the Y-axis (m).</text:p>
        </text:list-item>
        <text:list-item>
          <text:p text:style-name="P23">TZ = x2: <text:s/>Translation in the Z-axis (m).</text:p>
        </text:list-item>
        <text:list-item>
          <text:p text:style-name="P23">RX = x3: <text:s/>Rotation about the X-axis (rad).</text:p>
        </text:list-item>
        <text:list-item>
          <text:p text:style-name="P23">RY = x4: <text:s/>Rotation about the Y-axis (rad).</text:p>
        </text:list-item>
        <text:list-item>
          <text:p text:style-name="P23">RZ = x5: <text:s/>Rotation about the Z-axis (rad).</text:p>
        </text:list-item>
      </text:list>
      <text:h text:style-name="P26" text:outline-level="1">General Equation Context</text:h>
      <text:p text:style-name="P20">The 6DOF model involves repetition of a basic concept for six different equations. <text:s/>The following equations shows the generic concept equation.</text:p>
      <text:p text:style-name="P20"><text:soft-page-break/><draw:frame draw:style-name="fr1" draw:name="Object25" text:anchor-type="as-char" svg:width="4.0445in" svg:height="2.745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DocEquation"><text:span text:style-name="T4">Equation </text:span><text:span text:style-name="T4"><text:sequence text:ref-name="refEquation0" text:name="Equation" text:formula="ooow:Equation+1" style:num-format="1">2.1</text:sequence></text:span></text:p>
      <text:p text:style-name="P21"/>
      <text:h text:style-name="P26" text:outline-level="1">Translation X - Equation 1 (x1)</text:h>
      <text:p text:style-name="P19"><text:span text:style-name="T3">The </text:span><text:span text:style-name="T23">t</text:span><text:span text:style-name="T3">ranslation </text:span><text:span text:style-name="T23">x</text:span><text:span text:style-name="T3"> equation is the first of three translation motion equations. <text:s/>All terms are in the body coordinate system. <text:s/></text:span></text:p>
      <text:p text:style-name="P20">Pay careful attention to the subscript notations. <text:s/>These six equations will start to look very similar, and the only major difference between them is the subscript notation.</text:p>
      <text:p text:style-name="P20"><draw:frame draw:style-name="fr1" draw:name="Object10" text:anchor-type="as-char" svg:width="2.8618in" svg:height="3.64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DocEquation"><text:span text:style-name="T4">Equation </text:span><text:span text:style-name="T4"><text:sequence text:ref-name="refEquation1" text:name="Equation" text:formula="ooow:Equation+1" style:num-format="1">3.1</text:sequence></text:span></text:p>
      <text:p text:style-name="P9">Subscripts:</text:p>
      <text:p text:style-name="P9">v = <text:tab/>Variable index of x1 to x6 (1 to 6).</text:p>
      <text:p text:style-name="P9"><text:soft-page-break/>u = <text:tab/>Order of derivative (0 to 2 for hydrodynamic forces, 0 to N for user forces).</text:p>
      <text:p text:style-name="P9">b = <text:tab/>Index of the body for a cross body force (1 to M).</text:p>
      <text:p text:style-name="P9">N = <text:tab/>Highest order of derivative for user forces.</text:p>
      <text:p text:style-name="P9"><text:span text:style-name="T32">F</text:span> = <text:tab/>Total number of bodies</text:p>
      <text:p text:style-name="P9"/>
      <text:p text:style-name="P9">Variables:</text:p>
      <text:p text:style-name="P9">M = <text:tab/>Mass of body.</text:p>
      <text:p text:style-name="DocVariableDef"><text:span text:style-name="T3">y</text:span><text:span text:style-name="T5">g</text:span><text:span text:style-name="T3"> = <text:tab/>Y-axis distance from center of gravity to point of rotation.</text:span></text:p>
      <text:p text:style-name="P18"><text:span text:style-name="T20">z</text:span><text:span text:style-name="T5">g</text:span><text:span text:style-name="T3"> = <text:tab/></text:span><text:span text:style-name="T28">Z</text:span><text:span text:style-name="T3">-axis distance from center of gravity to point of rotation.</text:span></text:p>
      <text:p text:style-name="DocVariableDef"><text:span text:style-name="T3">C(u)</text:span><text:span text:style-name="T5">HydroReact(1,v)</text:span><text:span text:style-name="T3"> = <text:tab/>Hydrodynamic input coefficient for reaction forces for variable v of derivative </text:span><text:span text:style-name="T31">u</text:span><text:span text:style-name="T3">.</text:span></text:p>
      <text:p text:style-name="DocVariableDef"><text:span text:style-name="T3">C(u)</text:span><text:span text:style-name="T5">UserReact(1,v)</text:span><text:span text:style-name="T3"> = <text:tab/>User input coefficient for reaction forces for variable </text:span><text:span text:style-name="T31">v</text:span><text:span text:style-name="T3"> of derivative </text:span><text:span text:style-name="T31">u</text:span><text:span text:style-name="T3">.</text:span></text:p>
      <text:p text:style-name="DocVariableDef"><text:span text:style-name="T3">C(u,b)</text:span><text:span text:style-name="T5">HydroCross(1,v)</text:span><text:span text:style-name="T3"> = <text:tab/>Hydrodynamic input coefficient for reaction forces for variable </text:span><text:span text:style-name="T31">v</text:span><text:span text:style-name="T3"> of derivative </text:span><text:span text:style-name="T31">u</text:span><text:span text:style-name="T3">, linking to body b.</text:span></text:p>
      <text:p text:style-name="DocVariableDef"><text:span text:style-name="T3">C(u,b)</text:span><text:span text:style-name="T5">UserCross(1,v)</text:span><text:span text:style-name="T3"> = <text:tab/>User input coefficient for reaction forces for variable </text:span><text:span text:style-name="T31">v</text:span><text:span text:style-name="T3"> of derivative </text:span><text:span text:style-name="T31">u</text:span><text:span text:style-name="T3">, linking to body b.</text:span></text:p>
      <text:p text:style-name="DocVariableDef"><text:span text:style-name="T3">δ</text:span><text:span text:style-name="T5">1b</text:span><text:span text:style-name="T3"> = <text:tab/>Kronecker Delta. <text:s/>Just a fancy math term that means when b = 1, the value is zero, and that part of the summation does not count.</text:span></text:p>
      <text:p text:style-name="DocVariableDef"><text:span text:style-name="T3">F1</text:span><text:span text:style-name="T5">HydroActive</text:span><text:span text:style-name="T3"> = <text:tab/>Hydrodynamic active force for body.</text:span></text:p>
      <text:p text:style-name="DocVariableDef"><text:span text:style-name="T3">F</text:span><text:span text:style-name="T11">1</text:span><text:span text:style-name="T5">UserActive</text:span><text:span text:style-name="T3"> = <text:tab/>User defined active force for the body.</text:span></text:p>
      <text:p text:style-name="P9"/>
      <text:p text:style-name="P9">The underline notation means a complex number.</text:p>
      <text:p text:style-name="P9"/>
      <text:h text:style-name="P26" text:outline-level="1">Translation Y - Equation 2 (x2)</text:h>
      <text:p text:style-name="P19"><text:span text:style-name="T3">The </text:span><text:span text:style-name="T23">t</text:span><text:span text:style-name="T3">ranslation </text:span><text:span text:style-name="T23">y</text:span><text:span text:style-name="T3"> equation is the second of three translation motion equations. <text:s/>All terms are in the body coordinate system. <text:s/></text:span></text:p>
      <text:p text:style-name="P20">Pay careful attention to the subscript notations. <text:s/>These six equations will start to look very similar, and the only major difference between them is the subscript notation.</text:p>
      <text:p text:style-name="P20"><draw:frame draw:style-name="fr1" draw:name="Object11" text:anchor-type="as-char" svg:width="2.8626in" svg:height="3.64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DocEquation"><text:span text:style-name="T10">Equation </text:span><text:span text:style-name="T10"><text:sequence text:ref-name="refEquation2" text:name="Equation" text:formula="ooow:Equation+1" style:num-format="1">4.1</text:sequence></text:span></text:p>
      <text:p text:style-name="P10">Variables:</text:p>
      <text:p text:style-name="P10">M = <text:tab/>Mass of body.</text:p>
      <text:p text:style-name="P5"><text:span text:style-name="T21">x</text:span><text:span text:style-name="T5">g</text:span><text:span text:style-name="T3"> = <text:tab/></text:span><text:span text:style-name="T29">X</text:span><text:span text:style-name="T3">-axis distance from center of gravity to point of rotation.</text:span></text:p>
      <text:p text:style-name="P8"><text:span text:style-name="T14">z</text:span><text:span text:style-name="T5">g</text:span><text:span text:style-name="T3"> = <text:tab/></text:span><text:span text:style-name="T23">Z</text:span><text:span text:style-name="T3">-axis distance from center of gravity to point of rotation.</text:span></text:p>
      <text:p text:style-name="P5"><text:soft-page-break/><text:span text:style-name="T3">C(u)</text:span><text:span text:style-name="T5">HydroReact(2,v)</text:span><text:span text:style-name="T3"> = <text:tab/>Hydrodynamic input coefficient for reaction forces for variable v of derivative u.</text:span></text:p>
      <text:p text:style-name="P5"><text:span text:style-name="T3">C(u)</text:span><text:span text:style-name="T5">UserReact(2,v)</text:span><text:span text:style-name="T3"> = <text:tab/>User input coefficient for reaction forces for variable v of derivative u.</text:span></text:p>
      <text:p text:style-name="P5"><text:span text:style-name="T3">C(u,b)</text:span><text:span text:style-name="T5">HydroCross(2,v)</text:span><text:span text:style-name="T3"> = <text:tab/>Hydrodynamic input coefficient for reaction forces for variable v of derivative u, linking to body b.</text:span></text:p>
      <text:p text:style-name="P5"><text:span text:style-name="T3">C(u,b)</text:span><text:span text:style-name="T5">UserCross(2,v)</text:span><text:span text:style-name="T3"> = <text:tab/>User input coefficient for reaction forces for variable v of derivative u, linking to body b.</text:span></text:p>
      <text:p text:style-name="P5"><text:span text:style-name="T3">δ</text:span><text:span text:style-name="T5">2b</text:span><text:span text:style-name="T3"> = <text:tab/>Kronecker Delta. <text:s/>Just a fancy math term that means when b = 2, the value is zero, and that part of the summation does not count.</text:span></text:p>
      <text:p text:style-name="P5"><text:span text:style-name="T3">F2</text:span><text:span text:style-name="T5">HydroActive</text:span><text:span text:style-name="T3"> = <text:tab/>Hydrodynamic active force for body.</text:span></text:p>
      <text:p text:style-name="P5"><text:span text:style-name="T3">F</text:span><text:span text:style-name="T11">2</text:span><text:span text:style-name="T5">UserActive</text:span><text:span text:style-name="T3"> = <text:tab/>User defined active force for the body.</text:span></text:p>
      <text:p text:style-name="P10"/>
      <text:p text:style-name="P10">The underline notation means a complex number.</text:p>
      <text:h text:style-name="P26" text:outline-level="1">Translation Z - Equation 3 (x3)</text:h>
      <text:p text:style-name="P19"><text:span text:style-name="T3">The </text:span><text:span text:style-name="T23">t</text:span><text:span text:style-name="T3">ranslation z equation is the third of three translation motion equations. <text:s/>All terms are in the body coordinate system. <text:s/></text:span></text:p>
      <text:p text:style-name="P20">Pay careful attention to the subscript notations. <text:s/>These six equations will start to look very similar, and the only major difference between them is the subscript notation.</text:p>
      <text:p text:style-name="P20"><draw:frame draw:style-name="fr1" draw:name="Object12" text:anchor-type="as-char" svg:width="2.8618in" svg:height="3.64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DocEquation"><text:span text:style-name="T12">Equation </text:span><text:span text:style-name="T12"><text:sequence text:ref-name="refEquation3" text:name="Equation" text:formula="ooow:Equation+1" style:num-format="1">5.1</text:sequence></text:span></text:p>
      <text:p text:style-name="P11">Variables:</text:p>
      <text:p text:style-name="P11">M = <text:tab/>Mass of body.</text:p>
      <text:p text:style-name="P6"><text:span text:style-name="T3">x</text:span><text:span text:style-name="T5">g</text:span><text:span text:style-name="T3"> = <text:tab/>X-axis distance from center of gravity to point of rotation.</text:span></text:p>
      <text:p text:style-name="P6"><text:span text:style-name="T21">y</text:span><text:span text:style-name="T5">g</text:span><text:span text:style-name="T3"> = <text:tab/></text:span><text:span text:style-name="T29">Y</text:span><text:span text:style-name="T3">-axis distance from center of gravity to point of rotation.</text:span></text:p>
      <text:p text:style-name="P6"><text:span text:style-name="T3">C(u)</text:span><text:span text:style-name="T5">HydroReact(3,v)</text:span><text:span text:style-name="T3"> = <text:tab/>Hydrodynamic input coefficient for reaction forces for variable v of derivative u.</text:span></text:p>
      <text:p text:style-name="P6"><text:span text:style-name="T3">C(u)</text:span><text:span text:style-name="T5">UserReact(3,v)</text:span><text:span text:style-name="T3"> = <text:tab/>User input coefficient for reaction forces for variable v of derivative u.</text:span></text:p>
      <text:p text:style-name="P6"><text:span text:style-name="T3">C(u,b)</text:span><text:span text:style-name="T5">HydroCross(3,v)</text:span><text:span text:style-name="T3"> = <text:tab/>Hydrodynamic input coefficient for reaction forces for variable v of derivative u, linking to body b.</text:span></text:p>
      <text:p text:style-name="P6"><text:span text:style-name="T3">C(u,b)</text:span><text:span text:style-name="T5">UserCross(3,v)</text:span><text:span text:style-name="T3"> = <text:tab/>User input coefficient for reaction forces for variable v of derivative u, linking to body b.</text:span></text:p>
      <text:p text:style-name="P6"><text:span text:style-name="T3">δ</text:span><text:span text:style-name="T5">3b</text:span><text:span text:style-name="T3"> = <text:tab/>Kronecker Delta. <text:s/>Just a fancy math term that means when b = 3, the value is zero, and that part of the summation does not count.</text:span></text:p>
      <text:p text:style-name="P6"><text:span text:style-name="T3">F3</text:span><text:span text:style-name="T5">HydroActive</text:span><text:span text:style-name="T3"> = <text:tab/>Hydrodynamic active force for body.</text:span></text:p>
      <text:p text:style-name="P6"><text:span text:style-name="T3">F</text:span><text:span text:style-name="T11">3</text:span><text:span text:style-name="T5">UserActive</text:span><text:span text:style-name="T3"> = <text:tab/>User defined active force for the body.</text:span></text:p>
      <text:p text:style-name="P11"/>
      <text:p text:style-name="P11">The underline notation means a complex number.</text:p>
      <text:h text:style-name="P26" text:outline-level="1"><text:soft-page-break/>Rotation X - Equation 4 (x4)</text:h>
      <text:p text:style-name="P20">The rotation x equation is the first of three rotation motion equations. <text:s/>All terms are in the body coordinate system. <text:s/></text:p>
      <text:p text:style-name="P20">Pay careful attention to the subscript notations. <text:s/>These six equations will start to look very similar, and the only major difference between them is the subscript notation.</text:p>
      <text:p text:style-name="P20"><draw:frame draw:style-name="fr1" draw:name="Object13" text:anchor-type="as-char" svg:width="3.8516in" svg:height="3.644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DocEquation"><text:span text:style-name="T13">Equation </text:span><text:span text:style-name="T13"><text:sequence text:ref-name="refEquation4" text:name="Equation" text:formula="ooow:Equation+1" style:num-format="1">6.1</text:sequence></text:span></text:p>
      <text:p text:style-name="P12">Variables:</text:p>
      <text:p text:style-name="P12">M = <text:tab/>Mass of body.</text:p>
      <text:p text:style-name="P7"><text:span text:style-name="T21">y</text:span><text:span text:style-name="T5">g</text:span><text:span text:style-name="T3"> = <text:tab/></text:span><text:span text:style-name="T29">Y</text:span><text:span text:style-name="T3">-axis distance from center of gravity to point of rotation.</text:span></text:p>
      <text:p text:style-name="P7"><text:span text:style-name="T21">z</text:span><text:span text:style-name="T5">g</text:span><text:span text:style-name="T3"> = <text:tab/></text:span><text:span text:style-name="T29">Z</text:span><text:span text:style-name="T3">-axis distance from center of gravity to point of rotation.</text:span></text:p>
      <text:p text:style-name="DocVariableDef"><text:span text:style-name="T24">I</text:span><text:span text:style-name="T6">xx</text:span><text:span text:style-name="T15"> = <text:tab/>Mass moment of inertia in the X-axis.</text:span></text:p>
      <text:p text:style-name="DocVariableDef"><text:span text:style-name="T15">I</text:span><text:span text:style-name="T6">xy</text:span><text:span text:style-name="T15"> = <text:tab/>Cross product of inertia in the X-Y-axis.</text:span></text:p>
      <text:p text:style-name="DocVariableDef"><text:span text:style-name="T15">I</text:span><text:span text:style-name="T6">xz</text:span><text:span text:style-name="T15"> = <text:tab/>Cross product of inertia in the X-Z-axis.</text:span></text:p>
      <text:p text:style-name="P7"><text:span text:style-name="T3">C(u)</text:span><text:span text:style-name="T5">HydroReact(4,v)</text:span><text:span text:style-name="T3"> = <text:tab/>Hydrodynamic input coefficient for reaction forces for variable v of derivative u.</text:span></text:p>
      <text:p text:style-name="P7"><text:span text:style-name="T3">C(u)</text:span><text:span text:style-name="T5">UserReact(4,v)</text:span><text:span text:style-name="T3"> = <text:tab/>User input coefficient for reaction forces for variable v of derivative u.</text:span></text:p>
      <text:p text:style-name="P7"><text:span text:style-name="T3">C(u,b)</text:span><text:span text:style-name="T5">HydroCross(4,v)</text:span><text:span text:style-name="T3"> = <text:tab/>Hydrodynamic input coefficient for reaction forces for variable v of derivative u, linking to body b.</text:span></text:p>
      <text:p text:style-name="P7"><text:span text:style-name="T3">C(u,b)</text:span><text:span text:style-name="T5">UserCross(4,v)</text:span><text:span text:style-name="T3"> = <text:tab/>User input coefficient for reaction forces for variable v of derivative u, linking to body b.</text:span></text:p>
      <text:p text:style-name="P7"><text:span text:style-name="T3">δ</text:span><text:span text:style-name="T5">4b</text:span><text:span text:style-name="T3"> = <text:tab/>Kronecker Delta. <text:s/>Just a fancy math term that means when b = 4, the value is zero, and that part of the summation does not count.</text:span></text:p>
      <text:p text:style-name="P7"><text:span text:style-name="T3">F4</text:span><text:span text:style-name="T5">HydroActive</text:span><text:span text:style-name="T3"> = <text:tab/>Hydrodynamic active force for body.</text:span></text:p>
      <text:p text:style-name="P7"><text:span text:style-name="T3">F</text:span><text:span text:style-name="T11">4</text:span><text:span text:style-name="T5">UserActive</text:span><text:span text:style-name="T3"> = <text:tab/>User defined active force for the body.</text:span></text:p>
      <text:p text:style-name="P12"/>
      <text:p text:style-name="P12">The underline notation means a complex number.</text:p>
      <text:h text:style-name="DocHeading1" text:outline-level="1">Rotation Y - Equation 5 (x5)</text:h>
      <text:p text:style-name="P20">The rotation y equation is the second of three rotation motion equations. <text:s/>All terms are in the body coordinate system. <text:s/></text:p>
      <text:p text:style-name="P20">Pay careful attention to the subscript notations. <text:s/>These six equations will start to look very similar, and the <text:soft-page-break/>only major difference between them is the subscript notation.</text:p>
      <text:p text:style-name="P20"><draw:frame draw:style-name="fr1" draw:name="Object14" text:anchor-type="as-char" svg:width="3.7445in" svg:height="3.644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DocEquation"><text:span text:style-name="T25">Equation </text:span><text:span text:style-name="T25"><text:sequence text:ref-name="refEquation5" text:name="Equation" text:formula="ooow:Equation+1" style:num-format="1">7.1</text:sequence></text:span></text:p>
      <text:p text:style-name="P13">Variables:</text:p>
      <text:p text:style-name="P13">M = <text:tab/>Mass of body.</text:p>
      <text:p text:style-name="P15"><text:span text:style-name="T3">y</text:span><text:span text:style-name="T5">g</text:span><text:span text:style-name="T3"> = <text:tab/>Y-axis distance from center of gravity to point of rotation.</text:span></text:p>
      <text:p text:style-name="P15"><text:span text:style-name="T16">z</text:span><text:span text:style-name="T5">g</text:span><text:span text:style-name="T3"> = <text:tab/></text:span><text:span text:style-name="T26">Z</text:span><text:span text:style-name="T3">-axis distance from center of gravity to point of rotation.</text:span></text:p>
      <text:p text:style-name="P15"><text:span text:style-name="T24">I</text:span><text:span text:style-name="T7">yy</text:span><text:span text:style-name="T15"> = <text:tab/>Mass moment of inertia in the </text:span><text:span text:style-name="T17">Y</text:span><text:span text:style-name="T15">-axis.</text:span></text:p>
      <text:p text:style-name="P15"><text:span text:style-name="T15">I</text:span><text:span text:style-name="T6">xy</text:span><text:span text:style-name="T15"> = <text:tab/>Cross product of inertia in the X-Y-axis.</text:span></text:p>
      <text:p text:style-name="P15"><text:span text:style-name="T15">I</text:span><text:span text:style-name="T7">y</text:span><text:span text:style-name="T6">z</text:span><text:span text:style-name="T15"> = <text:tab/>Cross product of inertia in the </text:span><text:span text:style-name="T17">Y</text:span><text:span text:style-name="T15">-Z-axis.</text:span></text:p>
      <text:p text:style-name="P15"><text:span text:style-name="T3">C(u)</text:span><text:span text:style-name="T5">HydroReact(5,v)</text:span><text:span text:style-name="T3"> = <text:tab/>Hydrodynamic input coefficient for reaction forces for variable v of derivative u.</text:span></text:p>
      <text:p text:style-name="P15"><text:span text:style-name="T3">C(u)</text:span><text:span text:style-name="T5">UserReact(5,v)</text:span><text:span text:style-name="T3"> = <text:tab/>User input coefficient for reaction forces for variable v of derivative u.</text:span></text:p>
      <text:p text:style-name="P15"><text:span text:style-name="T3">C(u,b)</text:span><text:span text:style-name="T5">HydroCross(5,v)</text:span><text:span text:style-name="T3"> = <text:tab/>Hydrodynamic input coefficient for reaction forces for variable v of derivative u, linking to body b.</text:span></text:p>
      <text:p text:style-name="P15"><text:span text:style-name="T3">C(u,b)</text:span><text:span text:style-name="T5">UserCross(5,v)</text:span><text:span text:style-name="T3"> = <text:tab/>User input coefficient for reaction forces for variable v of derivative u, linking to body b.</text:span></text:p>
      <text:p text:style-name="P15"><text:span text:style-name="T3">δ</text:span><text:span text:style-name="T5">5b</text:span><text:span text:style-name="T3"> = <text:tab/>Kronecker Delta. <text:s/>Just a fancy math term that means when b = 5, the value is zero, and that part of the summation does not count.</text:span></text:p>
      <text:p text:style-name="P15"><text:span text:style-name="T3">F5</text:span><text:span text:style-name="T5">HydroActive</text:span><text:span text:style-name="T3"> = <text:tab/>Hydrodynamic active force for body.</text:span></text:p>
      <text:p text:style-name="P15"><text:span text:style-name="T3">F</text:span><text:span text:style-name="T11">5</text:span><text:span text:style-name="T5">UserActive</text:span><text:span text:style-name="T3"> = <text:tab/>User defined active force for the body.</text:span></text:p>
      <text:p text:style-name="P13"/>
      <text:p text:style-name="P13">The underline notation means a complex number.</text:p>
      <text:h text:style-name="DocHeading1" text:outline-level="1">Rotation Z - Equation 6 (x6)</text:h>
      <text:p text:style-name="P20">The rotation z equation is the third of three rotation motion equations. <text:s/>All terms are in the body coordinate system. <text:s/></text:p>
      <text:p text:style-name="P20">Pay careful attention to the subscript notations. <text:s/>These six equations will start to look very similar, and the only major difference between them is the subscript notation.</text:p>
      <text:p text:style-name="P25"><text:soft-page-break/><draw:frame draw:style-name="fr1" draw:name="Object15" text:anchor-type="as-char" svg:width="3.848in" svg:height="3.644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DocEquation"><text:span text:style-name="T25">Equation </text:span><text:span text:style-name="T25"><text:sequence text:ref-name="refEquation6" text:name="Equation" text:formula="ooow:Equation+1" style:num-format="1">8.1</text:sequence></text:span></text:p>
      <text:p text:style-name="P14">Variables:</text:p>
      <text:p text:style-name="P14">M = <text:tab/>Mass of body.</text:p>
      <text:p text:style-name="P16"><text:span text:style-name="T18">x</text:span><text:span text:style-name="T5">g</text:span><text:span text:style-name="T3"> = <text:tab/></text:span><text:span text:style-name="T27">X</text:span><text:span text:style-name="T3">-axis distance from center of gravity to point of rotation.</text:span></text:p>
      <text:p text:style-name="P16"><text:span text:style-name="T22">y</text:span><text:span text:style-name="T5">g</text:span><text:span text:style-name="T3"> = <text:tab/></text:span><text:span text:style-name="T30">Z</text:span><text:span text:style-name="T3">-axis distance from center of gravity to point of rotation.</text:span></text:p>
      <text:p text:style-name="P16"><text:span text:style-name="T24">I</text:span><text:span text:style-name="T8">zz</text:span><text:span text:style-name="T15"> = <text:tab/>Mass moment of inertia in the </text:span><text:span text:style-name="T17">Y</text:span><text:span text:style-name="T15">-axis.</text:span></text:p>
      <text:p text:style-name="P16"><text:span text:style-name="T15">I</text:span><text:span text:style-name="T6">x</text:span><text:span text:style-name="T9">z</text:span><text:span text:style-name="T15"> = <text:tab/>Cross product of inertia in the X-</text:span><text:span text:style-name="T19">Z</text:span><text:span text:style-name="T15">-axis.</text:span></text:p>
      <text:p text:style-name="P16"><text:span text:style-name="T15">I</text:span><text:span text:style-name="T7">y</text:span><text:span text:style-name="T6">z</text:span><text:span text:style-name="T15"> = <text:tab/>Cross product of inertia in the </text:span><text:span text:style-name="T17">Y</text:span><text:span text:style-name="T15">-Z-axis.</text:span></text:p>
      <text:p text:style-name="P16"><text:span text:style-name="T3">C(u)</text:span><text:span text:style-name="T5">HydroReact(6,v)</text:span><text:span text:style-name="T3"> = <text:tab/>Hydrodynamic input coefficient for reaction forces for variable v of derivative u.</text:span></text:p>
      <text:p text:style-name="P16"><text:span text:style-name="T3">C(u)</text:span><text:span text:style-name="T5">UserReact(6,v)</text:span><text:span text:style-name="T3"> = <text:tab/>User input coefficient for reaction forces for variable v of derivative u.</text:span></text:p>
      <text:p text:style-name="P16"><text:span text:style-name="T3">C(u,b)</text:span><text:span text:style-name="T5">HydroCross(6,v)</text:span><text:span text:style-name="T3"> = <text:tab/>Hydrodynamic input coefficient for reaction forces for variable v of derivative u, linking to body b.</text:span></text:p>
      <text:p text:style-name="P16"><text:span text:style-name="T3">C(u,b)</text:span><text:span text:style-name="T5">UserCross(6,v)</text:span><text:span text:style-name="T3"> = <text:tab/>User input coefficient for reaction forces for variable v of derivative u, linking to body b.</text:span></text:p>
      <text:p text:style-name="P16"><text:span text:style-name="T3">δ</text:span><text:span text:style-name="T5">6b</text:span><text:span text:style-name="T3"> = <text:tab/>Kronecker Delta. <text:s/>Just a fancy math term that means when b = 6, the value is zero, and that part of the summation does not count.</text:span></text:p>
      <text:p text:style-name="P16"><text:span text:style-name="T3">F6</text:span><text:span text:style-name="T5">HydroActive</text:span><text:span text:style-name="T3"> = <text:tab/>Hydrodynamic active force for body.</text:span></text:p>
      <text:p text:style-name="P16"><text:span text:style-name="T3">F</text:span><text:span text:style-name="T11">6</text:span><text:span text:style-name="T5">UserActive</text:span><text:span text:style-name="T3"> = <text:tab/>User defined active force for the body.</text:span></text:p>
      <text:p text:style-name="P14"/>
      <text:p text:style-name="P17">The underline notation means a complex num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10.0010.0001_sixdof.odt</text:file-name></text:span><text:tab/> <text:a xlink:type="simple" xlink:href="http://www.dmsonline.us/"><text:span text:style-name="MT1">www.dmsonline.us</text:span></text:a><text:tab/>Page <text:page-number text:select-page="current">7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10.0010.0001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3T14:36:19</meta:creation-date>
    <meta:editing-cycles>28</meta:editing-cycles>
    <meta:editing-duration>PT1H45M51S</meta:editing-duration>
    <dc:description>Six Degree of Freedom Motion Model.  Details full equations.</dc:description>
    <dc:subject>T04-0010.0010.0001</dc:subject>
    <dc:title>6DOF Motion Model</dc:title>
    <dc:date>2014-04-19T21:11:57</dc:date>
    <meta:document-statistic meta:table-count="0" meta:image-count="0" meta:object-count="7" meta:page-count="7" meta:paragraph-count="140" meta:word-count="1606" meta:character-count="9688" meta:non-whitespace-character-count="80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Mass</mi>
              <mo stretchy="false">+</mo>
              <mi mathvariant="italic">Origin</mi>
            </mrow>
            <mi mathvariant="italic">Offset</mi>
            <mrow>
              <mi mathvariant="italic">Terms</mi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derivative</mi>
                </munder>
                <mfenced open="(" close=")">
                  <mrow>
                    <mrow>
                      <munder>
                        <mo stretchy="false">∑</mo>
                        <mrow>
                          <mi mathvariant="italic">motion</mi>
                          <mi mathvariant="italic">variable</mi>
                        </mrow>
                      </munder>
                      <mi mathvariant="italic">Hydrodynamic</mi>
                    </mrow>
                    <mi mathvariant="italic">Reactive</mi>
                    <mi mathvariant="italic">Forces</mi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derivative</mi>
                </munder>
                <mfenced open="(" close=")">
                  <mrow>
                    <mrow>
                      <munder>
                        <mo stretchy="false">∑</mo>
                        <mrow>
                          <mi mathvariant="italic">motion</mi>
                          <mi mathvariant="italic">variable</mi>
                        </mrow>
                      </munder>
                      <mi mathvariant="italic">User</mi>
                    </mrow>
                    <mi mathvariant="italic">Reactive</mi>
                    <mi mathvariant="italic">Forces</mi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bodies</mi>
                </munder>
                <mfenced open="[" close="]">
                  <mrow>
                    <mrow>
                      <munder>
                        <mo stretchy="false">∑</mo>
                        <mi mathvariant="italic">derivative</mi>
                      </munder>
                      <mfenced open="(" close=")">
                        <mrow>
                          <mrow>
                            <munder>
                              <mo stretchy="false">∑</mo>
                              <mrow>
                                <mi mathvariant="italic">motion</mi>
                                <mi mathvariant="italic">variable</mi>
                              </mrow>
                            </munder>
                            <mi mathvariant="italic">Hydrodynamic</mi>
                          </mrow>
                          <mi mathvariant="italic">Crossbody</mi>
                          <mi mathvariant="italic">Forces</mi>
                        </mrow>
                      </mfenced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bodies</mi>
                </munder>
                <mfenced open="[" close="]">
                  <mrow>
                    <mrow>
                      <munder>
                        <mo stretchy="false">∑</mo>
                        <mi mathvariant="italic">derivative</mi>
                      </munder>
                      <mfenced open="(" close=")">
                        <mrow>
                          <mrow>
                            <munder>
                              <mo stretchy="false">∑</mo>
                              <mrow>
                                <mi mathvariant="italic">motion</mi>
                                <mi mathvariant="italic">variable</mi>
                              </mrow>
                            </munder>
                            <mi mathvariant="italic">User</mi>
                          </mrow>
                          <mi mathvariant="italic">Crossbody</mi>
                          <mi mathvariant="italic">Forces</mi>
                        </mrow>
                      </mfenced>
                    </mrow>
                  </mrow>
                </mfenced>
              </mrow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Hydrodynamic</mi>
            <mi mathvariant="italic">Active</mi>
            <mrow>
              <mi mathvariant="italic">Force</mi>
              <mo stretchy="false">+</mo>
              <mi/>
            </mrow>
          </mrow>
        </mtd>
      </mtr>
      <mtr>
        <mtd>
          <mrow>
            <mi mathvariant="italic">User</mi>
            <mi mathvariant="italic">Active</mi>
            <mi mathvariant="italic">Force</mi>
          </mrow>
        </mtd>
      </mtr>
    </mtable>
    <annotation encoding="StarMath 5.0">Mass + Origin Offset Terms + ~
newline

sum from derivative  left ( sum from {motion variable} Hydrodynamic Reactive Forces right ) + ~
newline

sum from derivative left ( sum from {motion variable} User Reactive Forces right ) + ~
newline

sum from bodies left [ sum from derivative left ( sum from {motion variable} Hydrodynamic Crossbody Forces right ) right ] + ~
newline

sum from bodies left [ sum from derivative left ( sum from {motion variable} User Crossbody Forces right ) right ] + ~
newline
newline

~ = ~
newline
newline

Hydrodynamic Active Force + ~
newline

User Active Force</annotation>
  </semantics>
</math>
</file>

<file path=Object 2/content.xml><?xml version="1.0" encoding="utf-8"?>
<math xmlns="http://www.w3.org/1998/Math/MathML">
  <semantics>
    <mtable>
      <mtr>
        <mtd>
          <mrow>
            <mi>M</mi>
            <mrow>
              <mfrac>
                <mrow>
                  <msup>
                    <mi>d</mi>
                    <mn>2</mn>
                  </msup>
                  <munder accentunder="true">
                    <mi mathvariant="italic">x1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6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1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1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F</mi>
              </munderover>
              <msub>
                <mo stretchy="false">δ</mo>
                <mn>1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1,</mn>
                                <mi>v</mi>
                              </mrow>
                              <mo stretchy="false">)</mo>
                            </mrow>
                          </mrow>
                        </msub>
                        <mfrac>
                          <mrow>
                            <msup>
                              <mi>d</mi>
                              <mi>u</mi>
                            </msup>
                            <munder accentunder="true">
                              <msub>
                                <mi>x</mi>
                                <mi>v</mi>
                              </msub>
                              <mo>̲</mo>
                            </munder>
                          </mrow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F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1,</mn>
                                <mi>v</mi>
                              </mrow>
                              <mo stretchy="false">)</mo>
                            </mrow>
                          </mrow>
                        </msub>
                        <mfrac>
                          <mrow>
                            <msup>
                              <mi>d</mi>
                              <mi>u</mi>
                            </msup>
                            <munder accentunder="true">
                              <msub>
                                <mi>x</mi>
                                <mi>v</mi>
                              </msub>
                              <mo>̲</mo>
                            </munder>
                          </mrow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1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1</mi>
                <mi mathvariant="italic">UserActive</mi>
              </msub>
              <mo>̲</mo>
            </munder>
          </mrow>
        </mtd>
      </mtr>
    </mtable>
    <annotation encoding="StarMath 5.0">M {d^2 underline x1} over dt^2 + M z_g {d^2 underline x5} over dt^2 - M y_g {d^2 underline x6} over dt^2 + ~
newline 

sum from u = 0 to 2 left ( sum from v = 1 to 6 C(u)_{HydroReact(1,v)} {d^u underline x_v} over dt^u  right ) + ~
newline

sum from u = 0 to N left ( sum from v = 1 to 6 C(u)_{UserReact(1,v)} {d^u underline x_v} over dt^u right ) + ~
newline

sum from b = 1 to F %delta_1b left [ sum from u = 0 to 2 left ( sum from v = 1 to 6 C(u,b)_{HydroCross(1,v)} {d^u underline x_v} over dt^u right ) right ] + ~
newline

sum from b = 1 to F %delta_0b left [ sum from u = 0 to N left ( sum from v = 1 to 6 C(u,b)_{UserCross(1,v)} {d^u underline x_v} over dt^u right ) right ] + ~

newline
newline
~ = ~
newline
newline 

underline F1_HydroActive + ~
newline 

underline F1_UserActive</annotation>
  </semantics>
</math>
</file>

<file path=Object 3/content.xml><?xml version="1.0" encoding="utf-8"?>
<math xmlns="http://www.w3.org/1998/Math/MathML">
  <semantics>
    <mtable>
      <mtr>
        <mtd>
          <mrow>
            <mi>M</mi>
            <mrow>
              <mfrac>
                <mrow>
                  <msup>
                    <mi>d</mi>
                    <mn>2</mn>
                  </msup>
                  <munder accentunder="true">
                    <mi mathvariant="italic">x2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6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2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2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F</mi>
              </munderover>
              <msub>
                <mo stretchy="false">δ</mo>
                <mn>1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2,</mn>
                                <mi>v</mi>
                              </mrow>
                              <mo stretchy="false">)</mo>
                            </mrow>
                          </mrow>
                        </msub>
                        <mfrac>
                          <mrow>
                            <msup>
                              <mi>d</mi>
                              <mi>u</mi>
                            </msup>
                            <munder accentunder="true">
                              <msub>
                                <mi>x</mi>
                                <mi>v</mi>
                              </msub>
                              <mo>̲</mo>
                            </munder>
                          </mrow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F</mi>
              </munderover>
              <msub>
                <mo stretchy="false">δ</mo>
                <mn>1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2,</mn>
                                <mi>v</mi>
                              </mrow>
                              <mo stretchy="false">)</mo>
                            </mrow>
                          </mrow>
                        </msub>
                        <mfrac>
                          <mrow>
                            <msup>
                              <mi>d</mi>
                              <mi>u</mi>
                            </msup>
                            <munder accentunder="true">
                              <msub>
                                <mi>x</mi>
                                <mi>v</mi>
                              </msub>
                              <mo>̲</mo>
                            </munder>
                          </mrow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2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2</mi>
                <mi mathvariant="italic">UserActive</mi>
              </msub>
              <mo>̲</mo>
            </munder>
          </mrow>
        </mtd>
      </mtr>
    </mtable>
    <annotation encoding="StarMath 5.0">M {d^2 underline x2} over dt^2 - M z_g {d^2 underline x4} over dt^2 + M x_g {d^2 underline x6} over dt^2 + ~
newline 

sum from u = 0 to 2 left ( sum from v = 1 to 6 C(u)_{HydroReact(2,v)} {d^u underline x_v} over dt^u  right ) + ~
newline

sum from u = 0 to N left ( sum from v = 1 to 6 C(u)_{UserReact(2,v)} {d^u underline x_v} over dt^u right ) + ~
newline

sum from b = 1 to F %delta_1b left [ sum from u = 0 to 2 left ( sum from v = 1 to 6 C(u,b)_{HydroCross(2,v)} {d^u underline x_v} over dt^u right ) right ] + ~
newline

sum from b = 1 to F %delta_1b left [ sum from u = 0 to N left ( sum from v = 1 to 6 C(u,b)_{UserCross(2,v)} {d^u underline x_v} over dt^u right ) right ] + ~

newline
newline
~ = ~
newline
newline 

underline F2_HydroActive + ~
newline 

underline F2_UserActive</annotation>
  </semantics>
</math>
</file>

<file path=Object 4/content.xml><?xml version="1.0" encoding="utf-8"?>
<math xmlns="http://www.w3.org/1998/Math/MathML">
  <semantics>
    <mtable>
      <mtr>
        <mtd>
          <mrow>
            <mi>M</mi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3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3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F</mi>
              </munderover>
              <msub>
                <mo stretchy="false">δ</mo>
                <mn>1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3,</mn>
                                <mi>v</mi>
                              </mrow>
                              <mo stretchy="false">)</mo>
                            </mrow>
                          </mrow>
                        </msub>
                        <mfrac>
                          <mrow>
                            <msup>
                              <mi>d</mi>
                              <mi>u</mi>
                            </msup>
                            <munder accentunder="true">
                              <msub>
                                <mi>x</mi>
                                <mi>v</mi>
                              </msub>
                              <mo>̲</mo>
                            </munder>
                          </mrow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F</mi>
              </munderover>
              <msub>
                <mo stretchy="false">δ</mo>
                <mn>1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3,</mn>
                                <mi>v</mi>
                              </mrow>
                              <mo stretchy="false">)</mo>
                            </mrow>
                          </mrow>
                        </msub>
                        <mfrac>
                          <mrow>
                            <msup>
                              <mi>d</mi>
                              <mi>u</mi>
                            </msup>
                            <munder accentunder="true">
                              <msub>
                                <mi>x</mi>
                                <mi>v</mi>
                              </msub>
                              <mo>̲</mo>
                            </munder>
                          </mrow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3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3</mi>
                <mi mathvariant="italic">UserActive</mi>
              </msub>
              <mo>̲</mo>
            </munder>
          </mrow>
        </mtd>
      </mtr>
    </mtable>
    <annotation encoding="StarMath 5.0">M {d^2 underline x3} over dt^2 + M y_g {d^2 underline x4} over dt^2 - M x_g {d^2 underline x5} over dt^2 + ~
newline 

sum from u = 0 to 2 left ( sum from v = 1 to 6 C(u)_{HydroReact(3,v)} {d^u underline x_v} over dt^u  right ) + ~
newline

sum from u = 0 to N left ( sum from v = 1 to 6 C(u)_{UserReact(3,v)} {d^u underline x_v} over dt^u right ) + ~
newline

sum from b = 1 to F %delta_1b left [ sum from u = 0 to 2 left ( sum from v = 1 to 6 C(u,b)_{HydroCross(3,v)} {d^u underline x_v} over dt^u right ) right ] + ~
newline

sum from b = 1 to F %delta_1b left [ sum from u = 0 to N left ( sum from v = 1 to 6 C(u,b)_{UserCross(3,v)} {d^u underline x_v} over dt^u right ) right ] + ~

newline
newline
~ = ~
newline
newline 

underline F3_HydroActive + ~
newline 

underline F3_UserActive</annotation>
  </semantics>
</math>
</file>

<file path=Object 5/content.xml><?xml version="1.0" encoding="utf-8"?>
<math xmlns="http://www.w3.org/1998/Math/MathML">
  <semantics>
    <mtable>
      <mtr>
        <mtd>
          <mrow>
            <mrow>
              <mo stretchy="false">−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2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xx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sub>
                <mi>I</mi>
                <mi mathvariant="italic">xy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sub>
                <mi>I</mi>
                <mi mathvariant="italic">xz</mi>
              </msub>
            </mrow>
            <mfrac>
              <mrow>
                <msup>
                  <mi>d</mi>
                  <mn>2</mn>
                </msup>
                <munder accentunder="true">
                  <mi mathvariant="italic">x6</mi>
                  <mo>̲</mo>
                </munder>
              </mrow>
              <msup>
                <mi mathvariant="italic">dt</mi>
                <mn>2</mn>
              </msup>
            </mfrac>
            <mi/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4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4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F</mi>
              </munderover>
              <msub>
                <mo stretchy="false">δ</mo>
                <mn>1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4,</mn>
                                <mi>v</mi>
                              </mrow>
                              <mo stretchy="false">)</mo>
                            </mrow>
                          </mrow>
                        </msub>
                        <mfrac>
                          <mrow>
                            <msup>
                              <mi>d</mi>
                              <mi>u</mi>
                            </msup>
                            <munder accentunder="true">
                              <msub>
                                <mi>x</mi>
                                <mi>v</mi>
                              </msub>
                              <mo>̲</mo>
                            </munder>
                          </mrow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F</mi>
              </munderover>
              <msub>
                <mo stretchy="false">δ</mo>
                <mn>1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4,</mn>
                                <mi>v</mi>
                              </mrow>
                              <mo stretchy="false">)</mo>
                            </mrow>
                          </mrow>
                        </msub>
                        <mfrac>
                          <mrow>
                            <msup>
                              <mi>d</mi>
                              <mi>u</mi>
                            </msup>
                            <munder accentunder="true">
                              <msub>
                                <mi>x</mi>
                                <mi>v</mi>
                              </msub>
                              <mo>̲</mo>
                            </munder>
                          </mrow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4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4</mi>
                <mi mathvariant="italic">UserActive</mi>
              </msub>
              <mo>̲</mo>
            </munder>
          </mrow>
        </mtd>
      </mtr>
    </mtable>
    <annotation encoding="StarMath 5.0">- M z_g {d^2 underline x2} over dt^2 + M y_g {d^2 underline x3} over dt^2 + I_xx {d^2 underline x4} over dt^2 - I_xy {d^2 underline x5} over dt^2 - I_xz {d^2 underline x6} over dt^2 ~
newline 

sum from u = 0 to 2 left ( sum from v = 1 to 6 C(u)_{HydroReact(4,v)} {d^u underline x_v} over dt^u  right ) + ~
newline

sum from u = 0 to N left ( sum from v = 1 to 6 C(u)_{UserReact(4,v)} {d^u underline x_v} over dt^u right ) + ~
newline

sum from b = 1 to F %delta_1b left [ sum from u = 0 to 2 left ( sum from v = 1 to 6 C(u,b)_{HydroCross(4,v)} {d^u underline x_v} over dt^u right ) right ] + ~
newline

sum from b = 1 to F %delta_1b left [ sum from u = 0 to N left ( sum from v = 1 to 6 C(u,b)_{UserCross(4,v)} {d^u underline x_v} over dt^u right ) right ] + ~

newline
newline
~ = ~
newline
newline 

underline F4_HydroActive + ~
newline 

underline F4_UserActive</annotation>
  </semantics>
</math>
</file>

<file path=Object 6/content.xml><?xml version="1.0" encoding="utf-8"?>
<math xmlns="http://www.w3.org/1998/Math/MathML">
  <semantics>
    <mtable>
      <mtr>
        <mtd>
          <mrow>
            <mi>M</mi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1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sub>
                <mi>I</mi>
                <mi mathvariant="italic">xy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yy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sub>
                <mi>I</mi>
                <mi mathvariant="italic">yz</mi>
              </msub>
            </mrow>
            <mfrac>
              <mrow>
                <msup>
                  <mi>d</mi>
                  <mn>2</mn>
                </msup>
                <munder accentunder="true">
                  <mi mathvariant="italic">x6</mi>
                  <mo>̲</mo>
                </munder>
              </mrow>
              <msup>
                <mi mathvariant="italic">dt</mi>
                <mn>2</mn>
              </msup>
            </mfrac>
            <mi/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5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5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F</mi>
              </munderover>
              <msub>
                <mo stretchy="false">δ</mo>
                <mn>1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5,</mn>
                                <mi>v</mi>
                              </mrow>
                              <mo stretchy="false">)</mo>
                            </mrow>
                          </mrow>
                        </msub>
                        <mfrac>
                          <mrow>
                            <msup>
                              <mi>d</mi>
                              <mi>u</mi>
                            </msup>
                            <munder accentunder="true">
                              <msub>
                                <mi>x</mi>
                                <mi>v</mi>
                              </msub>
                              <mo>̲</mo>
                            </munder>
                          </mrow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F</mi>
              </munderover>
              <msub>
                <mo stretchy="false">δ</mo>
                <mn>1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5,</mn>
                                <mi>v</mi>
                              </mrow>
                              <mo stretchy="false">)</mo>
                            </mrow>
                          </mrow>
                        </msub>
                        <mfrac>
                          <mrow>
                            <msup>
                              <mi>d</mi>
                              <mi>u</mi>
                            </msup>
                            <munder accentunder="true">
                              <msub>
                                <mi>x</mi>
                                <mi>v</mi>
                              </msub>
                              <mo>̲</mo>
                            </munder>
                          </mrow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5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5</mi>
                <mi mathvariant="italic">UserActive</mi>
              </msub>
              <mo>̲</mo>
            </munder>
          </mrow>
        </mtd>
      </mtr>
    </mtable>
    <annotation encoding="StarMath 5.0">M z_g {d^2 underline x1} over dt^2 - M x_g {d^2 underline x3} over dt^2 - I_xy {d^2 underline x4} over dt^2 + I_yy {d^2 underline x5} over dt^2 - I_yz {d^2 underline x6} over dt^2 ~
newline 

sum from u = 0 to 2 left ( sum from v = 1 to 6 C(u)_{HydroReact(5,v)} {d^u underline x_v} over dt^u  right ) + ~
newline

sum from u = 0 to N left ( sum from v = 1 to 6 C(u)_{UserReact(5,v)} {d^u underline x_v} over dt^u right ) + ~
newline

sum from b = 1 to F %delta_1b left [ sum from u = 0 to 2 left ( sum from v = 1 to 6 C(u,b)_{HydroCross(5,v)} {d^u underline x_v} over dt^u right ) right ] + ~
newline

sum from b = 1 to F %delta_1b left [ sum from u = 0 to N left ( sum from v = 1 to 6 C(u,b)_{UserCross(5,v)} {d^u underline x_v} over dt^u right ) right ] + ~

newline
newline
~ = ~
newline
newline 

underline F5_HydroActive + ~
newline 

underline F5_UserActive</annotation>
  </semantics>
</math>
</file>

<file path=Object 7/content.xml><?xml version="1.0" encoding="utf-8"?>
<math xmlns="http://www.w3.org/1998/Math/MathML">
  <semantics>
    <mtable>
      <mtr>
        <mtd>
          <mrow>
            <mrow>
              <mo stretchy="false">−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1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2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sub>
                <mi>I</mi>
                <mi mathvariant="italic">xz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sub>
                <mi>I</mi>
                <mi mathvariant="italic">yz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zz</mi>
              </msub>
            </mrow>
            <mfrac>
              <mrow>
                <msup>
                  <mi>d</mi>
                  <mn>2</mn>
                </msup>
                <munder accentunder="true">
                  <mi mathvariant="italic">x6</mi>
                  <mo>̲</mo>
                </munder>
              </mrow>
              <msup>
                <mi mathvariant="italic">dt</mi>
                <mn>2</mn>
              </msup>
            </mfrac>
            <mi/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6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6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F</mi>
              </munderover>
              <msub>
                <mo stretchy="false">δ</mo>
                <mn>1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6,</mn>
                                <mi>v</mi>
                              </mrow>
                              <mo stretchy="false">)</mo>
                            </mrow>
                          </mrow>
                        </msub>
                        <mfrac>
                          <mrow>
                            <msup>
                              <mi>d</mi>
                              <mi>u</mi>
                            </msup>
                            <munder accentunder="true">
                              <msub>
                                <mi>x</mi>
                                <mi>v</mi>
                              </msub>
                              <mo>̲</mo>
                            </munder>
                          </mrow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F</mi>
              </munderover>
              <msub>
                <mo stretchy="false">δ</mo>
                <mn>1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6,</mn>
                                <mi>v</mi>
                              </mrow>
                              <mo stretchy="false">)</mo>
                            </mrow>
                          </mrow>
                        </msub>
                        <mfrac>
                          <mrow>
                            <msup>
                              <mi>d</mi>
                              <mi>u</mi>
                            </msup>
                            <munder accentunder="true">
                              <msub>
                                <mi>x</mi>
                                <mi>v</mi>
                              </msub>
                              <mo>̲</mo>
                            </munder>
                          </mrow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6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6</mi>
                <mi mathvariant="italic">UserActive</mi>
              </msub>
              <mo>̲</mo>
            </munder>
          </mrow>
        </mtd>
      </mtr>
    </mtable>
    <annotation encoding="StarMath 5.0">- M y_g {d^2 underline x1} over dt^2 + M x_g {d^2 underline x2} over dt^2 - I_xz {d^2 underline x4} over dt^2 - I_yz {d^2 underline x5} over dt^2 + I_zz {d^2 underline x6} over dt^2 ~
newline 

sum from u = 0 to 2 left ( sum from v = 1 to 6 C(u)_{HydroReact(6,v)} {d^u underline x_v} over dt^u  right ) + ~
newline

sum from u = 0 to N left ( sum from v = 1 to 6 C(u)_{UserReact(6,v)} {d^u underline x_v} over dt^u right ) + ~
newline

sum from b = 1 to F %delta_1b left [ sum from u = 0 to 2 left ( sum from v = 1 to 6 C(u,b)_{HydroCross(6,v)} {d^u underline x_v} over dt^u right ) right ] + ~
newline

sum from b = 1 to F %delta_1b left [ sum from u = 0 to N left ( sum from v = 1 to 6 C(u,b)_{UserCross(6,v)} {d^u underline x_v} over dt^u right ) right ] + ~

newline
newline
~ = ~
newline
newline 

underline F6_HydroActive + ~
newline 

underline F6_UserActive</annotation>
  </semantics>
</math>
</file>